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83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1.6354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>
            <text:p>dt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emp_min</text:p>
          </table:table-cell>
          <table:table-cell table:style-name="ce1" office:value-type="string">
            <text:p>temp_max</text:p>
          </table:table-cell>
          <table:table-cell table:style-name="ce1" office:value-type="string">
            <text:p>img</text:p>
          </table:table-cell>
          <table:table-cell/>
          <table:table-cell table:style-name="ce1" office:value-type="string">
            <text:p>temp_min</text:p>
          </table:table-cell>
          <table:table-cell table:style-name="ce1" office:value-type="string">
            <text:p>temp_max</text:p>
          </table:table-cell>
        </table:table-row>
        <table:table-row table:style-name="ro2">
          <table:table-cell office:value-type="float" office:value="1346137200">
            <text:p>1346137200</text:p>
          </table:table-cell>
          <table:table-cell table:style-name="ce2" table:formula="of:=[.A2]/86400+25569" office:value-type="date" office:date-value="2012-08-28T07:00:00">
            <text:p>2012-08-28 07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string">
            <text:p>09.png</text:p>
          </table:table-cell>
          <table:table-cell/>
          <table:table-cell table:formula="of:=MIN([.C2:.C7])" office:value-type="float" office:value="281">
            <text:p>281</text:p>
          </table:table-cell>
          <table:table-cell table:formula="of:=MAX([.D2:.D7])" office:value-type="float" office:value="290">
            <text:p>290</text:p>
          </table:table-cell>
        </table:table-row>
        <table:table-row table:style-name="ro2">
          <table:table-cell office:value-type="float" office:value="1346148000">
            <text:p>1346148000</text:p>
          </table:table-cell>
          <table:table-cell table:style-name="ce2" table:formula="of:=[.A3]/86400+25569" office:value-type="date" office:date-value="2012-08-28T10:00:00">
            <text:p>2012-08-28 10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string">
            <text:p>09.png</text:p>
          </table:table-cell>
          <table:table-cell table:number-columns-repeated="3"/>
        </table:table-row>
        <table:table-row table:style-name="ro2">
          <table:table-cell office:value-type="float" office:value="1346158800">
            <text:p>1346158800</text:p>
          </table:table-cell>
          <table:table-cell table:style-name="ce2" table:formula="of:=[.A4]/86400+25569" office:value-type="date" office:date-value="2012-08-28T13:00:00">
            <text:p>2012-08-28 13:00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169600">
            <text:p>1346169600</text:p>
          </table:table-cell>
          <table:table-cell table:style-name="ce2" table:formula="of:=[.A5]/86400+25569" office:value-type="date" office:date-value="2012-08-28T16:00:00">
            <text:p>2012-08-28 16:00</text:p>
          </table:table-cell>
          <table:table-cell office:value-type="float" office:value="284">
            <text:p>284</text:p>
          </table:table-cell>
          <table:table-cell office:value-type="float" office:value="290">
            <text:p>290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180400">
            <text:p>1346180400</text:p>
          </table:table-cell>
          <table:table-cell table:style-name="ce2" table:formula="of:=[.A6]/86400+25569" office:value-type="date" office:date-value="2012-08-28T19:00:00">
            <text:p>2012-08-28 19:0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string">
            <text:p>01d.png</text:p>
          </table:table-cell>
          <table:table-cell table:number-columns-repeated="3"/>
        </table:table-row>
        <table:table-row table:style-name="ro2">
          <table:table-cell office:value-type="float" office:value="1346191200">
            <text:p>1346191200</text:p>
          </table:table-cell>
          <table:table-cell table:style-name="ce2" table:formula="of:=[.A7]/86400+25569" office:value-type="date" office:date-value="2012-08-28T22:00:00">
            <text:p>2012-08-28 22:00</text:p>
          </table:table-cell>
          <table:table-cell office:value-type="float" office:value="281">
            <text:p>281</text:p>
          </table:table-cell>
          <table:table-cell office:value-type="float" office:value="284">
            <text:p>284</text:p>
          </table:table-cell>
          <table:table-cell office:value-type="string">
            <text:p>01d.png</text:p>
          </table:table-cell>
          <table:table-cell table:number-columns-repeated="3"/>
        </table:table-row>
        <table:table-row table:style-name="ro2">
          <table:table-cell office:value-type="float" office:value="1346202000">
            <text:p>1346202000</text:p>
          </table:table-cell>
          <table:table-cell table:style-name="ce2" table:formula="of:=[.A8]/86400+25569" office:value-type="date" office:date-value="2012-08-29T01:00:00">
            <text:p>2012-08-29 01:00</text:p>
          </table:table-cell>
          <table:table-cell office:value-type="float" office:value="281">
            <text:p>281</text:p>
          </table:table-cell>
          <table:table-cell office:value-type="float" office:value="287">
            <text:p>287</text:p>
          </table:table-cell>
          <table:table-cell office:value-type="string">
            <text:p>01d.png</text:p>
          </table:table-cell>
          <table:table-cell/>
          <table:table-cell table:formula="of:=MIN([.C8:.C15])" office:value-type="float" office:value="281">
            <text:p>281</text:p>
          </table:table-cell>
          <table:table-cell table:formula="of:=MAX([.D8:.D15])" office:value-type="float" office:value="295">
            <text:p>295</text:p>
          </table:table-cell>
        </table:table-row>
        <table:table-row table:style-name="ro2">
          <table:table-cell office:value-type="float" office:value="1346212800">
            <text:p>1346212800</text:p>
          </table:table-cell>
          <table:table-cell table:style-name="ce2" table:formula="of:=[.A9]/86400+25569" office:value-type="date" office:date-value="2012-08-29T04:00:00">
            <text:p>2012-08-29 04:00</text:p>
          </table:table-cell>
          <table:table-cell office:value-type="float" office:value="281">
            <text:p>281</text:p>
          </table:table-cell>
          <table:table-cell office:value-type="float" office:value="294">
            <text:p>294</text:p>
          </table:table-cell>
          <table:table-cell office:value-type="string">
            <text:p>01d.png</text:p>
          </table:table-cell>
          <table:table-cell table:number-columns-repeated="3"/>
        </table:table-row>
        <table:table-row table:style-name="ro2">
          <table:table-cell office:value-type="float" office:value="1346223600">
            <text:p>1346223600</text:p>
          </table:table-cell>
          <table:table-cell table:style-name="ce2" table:formula="of:=[.A10]/86400+25569" office:value-type="date" office:date-value="2012-08-29T07:00:00">
            <text:p>2012-08-29 07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string">
            <text:p>01d.png</text:p>
          </table:table-cell>
          <table:table-cell table:number-columns-repeated="3"/>
        </table:table-row>
        <table:table-row table:style-name="ro2">
          <table:table-cell office:value-type="float" office:value="1346234400">
            <text:p>1346234400</text:p>
          </table:table-cell>
          <table:table-cell table:style-name="ce2" table:formula="of:=[.A11]/86400+25569" office:value-type="date" office:date-value="2012-08-29T10:00:00">
            <text:p>2012-08-29 10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string">
            <text:p>02n.png</text:p>
          </table:table-cell>
          <table:table-cell table:number-columns-repeated="3"/>
        </table:table-row>
        <table:table-row table:style-name="ro2">
          <table:table-cell office:value-type="float" office:value="1346245200">
            <text:p>1346245200</text:p>
          </table:table-cell>
          <table:table-cell table:style-name="ce2" table:formula="of:=[.A12]/86400+25569" office:value-type="date" office:date-value="2012-08-29T13:00:00">
            <text:p>2012-08-29 13:00</text:p>
          </table:table-cell>
          <table:table-cell office:value-type="float" office:value="287">
            <text:p>287</text:p>
          </table:table-cell>
          <table:table-cell office:value-type="float" office:value="294">
            <text:p>294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256000">
            <text:p>1346256000</text:p>
          </table:table-cell>
          <table:table-cell table:style-name="ce2" table:formula="of:=[.A13]/86400+25569" office:value-type="date" office:date-value="2012-08-29T16:00:00">
            <text:p>2012-08-29 16:00</text:p>
          </table:table-cell>
          <table:table-cell office:value-type="float" office:value="285">
            <text:p>285</text:p>
          </table:table-cell>
          <table:table-cell office:value-type="float" office:value="294">
            <text:p>294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1">
          <table:table-cell office:value-type="float" office:value="1346266800">
            <text:p>1346266800</text:p>
          </table:table-cell>
          <table:table-cell table:style-name="ce2" table:formula="of:=[.A14]/86400+25569" office:value-type="date" office:date-value="2012-08-29T19:00:00">
            <text:p>2012-08-29 19:00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277600">
            <text:p>1346277600</text:p>
          </table:table-cell>
          <table:table-cell table:style-name="ce2" table:formula="of:=[.A15]/86400+25569" office:value-type="date" office:date-value="2012-08-29T22:00:00">
            <text:p>2012-08-29 22:00</text:p>
          </table:table-cell>
          <table:table-cell office:value-type="float" office:value="283">
            <text:p>283</text:p>
          </table:table-cell>
          <table:table-cell office:value-type="float" office:value="285">
            <text:p>285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288400">
            <text:p>1346288400</text:p>
          </table:table-cell>
          <table:table-cell table:style-name="ce2" table:formula="of:=[.A16]/86400+25569" office:value-type="date" office:date-value="2012-08-30T01:00:00">
            <text:p>2012-08-30 01:00</text:p>
          </table:table-cell>
          <table:table-cell office:value-type="float" office:value="283">
            <text:p>283</text:p>
          </table:table-cell>
          <table:table-cell office:value-type="float" office:value="290">
            <text:p>290</text:p>
          </table:table-cell>
          <table:table-cell office:value-type="string">
            <text:p>03n.png</text:p>
          </table:table-cell>
          <table:table-cell/>
          <table:table-cell table:formula="of:=MIN([.C16:.C23])" office:value-type="float" office:value="283">
            <text:p>283</text:p>
          </table:table-cell>
          <table:table-cell table:formula="of:=MAX([.D16:.D23])" office:value-type="float" office:value="298">
            <text:p>298</text:p>
          </table:table-cell>
        </table:table-row>
        <table:table-row table:style-name="ro2">
          <table:table-cell office:value-type="float" office:value="1346299200">
            <text:p>1346299200</text:p>
          </table:table-cell>
          <table:table-cell table:style-name="ce2" table:formula="of:=[.A17]/86400+25569" office:value-type="date" office:date-value="2012-08-30T04:00:00">
            <text:p>2012-08-30 04:00</text:p>
          </table:table-cell>
          <table:table-cell office:value-type="float" office:value="283">
            <text:p>283</text:p>
          </table:table-cell>
          <table:table-cell office:value-type="float" office:value="296">
            <text:p>296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310000">
            <text:p>1346310000</text:p>
          </table:table-cell>
          <table:table-cell table:style-name="ce2" table:formula="of:=[.A18]/86400+25569" office:value-type="date" office:date-value="2012-08-30T07:00:00">
            <text:p>2012-08-30 07:00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320800">
            <text:p>1346320800</text:p>
          </table:table-cell>
          <table:table-cell table:style-name="ce2" table:formula="of:=[.A19]/86400+25569" office:value-type="date" office:date-value="2012-08-30T10:00:00">
            <text:p>2012-08-30 10:00</text:p>
          </table:table-cell>
          <table:table-cell office:value-type="float" office:value="296">
            <text:p>296</text:p>
          </table:table-cell>
          <table:table-cell office:value-type="float" office:value="298">
            <text:p>298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331600">
            <text:p>1346331600</text:p>
          </table:table-cell>
          <table:table-cell table:style-name="ce2" table:formula="of:=[.A20]/86400+25569" office:value-type="date" office:date-value="2012-08-30T13:00:00">
            <text:p>2012-08-30 13:00</text:p>
          </table:table-cell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342400">
            <text:p>1346342400</text:p>
          </table:table-cell>
          <table:table-cell table:style-name="ce2" table:formula="of:=[.A21]/86400+25569" office:value-type="date" office:date-value="2012-08-30T16:00:00">
            <text:p>2012-08-30 16:00</text:p>
          </table:table-cell>
          <table:table-cell office:value-type="float" office:value="289">
            <text:p>289</text:p>
          </table:table-cell>
          <table:table-cell office:value-type="float" office:value="296">
            <text:p>296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353200">
            <text:p>1346353200</text:p>
          </table:table-cell>
          <table:table-cell table:style-name="ce2" table:formula="of:=[.A22]/86400+25569" office:value-type="date" office:date-value="2012-08-30T19:00:00">
            <text:p>2012-08-30 19:00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364000">
            <text:p>1346364000</text:p>
          </table:table-cell>
          <table:table-cell table:style-name="ce2" table:formula="of:=[.A23]/86400+25569" office:value-type="date" office:date-value="2012-08-30T22:00:00">
            <text:p>2012-08-30 22:00</text:p>
          </table:table-cell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374800">
            <text:p>1346374800</text:p>
          </table:table-cell>
          <table:table-cell table:style-name="ce2" table:formula="of:=[.A24]/86400+25569" office:value-type="date" office:date-value="2012-08-31T01:00:00">
            <text:p>2012-08-31 01:00</text:p>
          </table:table-cell>
          <table:table-cell office:value-type="float" office:value="287">
            <text:p>287</text:p>
          </table:table-cell>
          <table:table-cell office:value-type="float" office:value="292">
            <text:p>292</text:p>
          </table:table-cell>
          <table:table-cell office:value-type="string">
            <text:p>02n.png</text:p>
          </table:table-cell>
          <table:table-cell/>
          <table:table-cell table:formula="of:=MIN([.C24:.C31])" office:value-type="float" office:value="287">
            <text:p>287</text:p>
          </table:table-cell>
          <table:table-cell table:formula="of:=MAX([.D24:.D31])" office:value-type="float" office:value="299">
            <text:p>299</text:p>
          </table:table-cell>
        </table:table-row>
        <table:table-row table:style-name="ro2">
          <table:table-cell office:value-type="float" office:value="1346385600">
            <text:p>1346385600</text:p>
          </table:table-cell>
          <table:table-cell table:style-name="ce2" table:formula="of:=[.A25]/86400+25569" office:value-type="date" office:date-value="2012-08-31T04:00:00">
            <text:p>2012-08-31 04:00</text:p>
          </table:table-cell>
          <table:table-cell office:value-type="float" office:value="287">
            <text:p>287</text:p>
          </table:table-cell>
          <table:table-cell office:value-type="float" office:value="298">
            <text:p>298</text:p>
          </table:table-cell>
          <table:table-cell office:value-type="string">
            <text:p>03n.png</text:p>
          </table:table-cell>
          <table:table-cell table:number-columns-repeated="3"/>
        </table:table-row>
        <table:table-row table:style-name="ro2">
          <table:table-cell office:value-type="float" office:value="1346396400">
            <text:p>1346396400</text:p>
          </table:table-cell>
          <table:table-cell table:style-name="ce2" table:formula="of:=[.A26]/86400+25569" office:value-type="date" office:date-value="2012-08-31T07:00:00">
            <text:p>2012-08-31 07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07200">
            <text:p>1346407200</text:p>
          </table:table-cell>
          <table:table-cell table:style-name="ce2" table:formula="of:=[.A27]/86400+25569" office:value-type="date" office:date-value="2012-08-31T10:00:00">
            <text:p>2012-08-31 10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18000">
            <text:p>1346418000</text:p>
          </table:table-cell>
          <table:table-cell table:style-name="ce2" table:formula="of:=[.A28]/86400+25569" office:value-type="date" office:date-value="2012-08-31T13:00:00">
            <text:p>2012-08-31 13:00</text:p>
          </table:table-cell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28800">
            <text:p>1346428800</text:p>
          </table:table-cell>
          <table:table-cell table:style-name="ce2" table:formula="of:=[.A29]/86400+25569" office:value-type="date" office:date-value="2012-08-31T16:00:00">
            <text:p>2012-08-31 16:00</text:p>
          </table:table-cell>
          <table:table-cell office:value-type="float" office:value="290">
            <text:p>290</text:p>
          </table:table-cell>
          <table:table-cell office:value-type="float" office:value="297">
            <text:p>297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39600">
            <text:p>1346439600</text:p>
          </table:table-cell>
          <table:table-cell table:style-name="ce2" table:formula="of:=[.A30]/86400+25569" office:value-type="date" office:date-value="2012-08-31T19:00:00">
            <text:p>2012-08-31 19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50400">
            <text:p>1346450400</text:p>
          </table:table-cell>
          <table:table-cell table:style-name="ce2" table:formula="of:=[.A31]/86400+25569" office:value-type="date" office:date-value="2012-08-31T22:00:00">
            <text:p>2012-08-31 22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string">
            <text:p>04.png</text:p>
          </table:table-cell>
          <table:table-cell table:number-columns-repeated="3"/>
        </table:table-row>
        <table:table-row table:style-name="ro2">
          <table:table-cell office:value-type="float" office:value="1346461200">
            <text:p>1346461200</text:p>
          </table:table-cell>
          <table:table-cell table:style-name="ce2" table:formula="of:=[.A32]/86400+25569" office:value-type="date" office:date-value="2012-09-01T01:00:00">
            <text:p>2012-09-01 01:00</text:p>
          </table:table-cell>
          <table:table-cell table:number-columns-repeated="6"/>
        </table:table-row>
        <table:table-row table:style-name="ro2">
          <table:table-cell/>
          <table:table-cell table:style-name="ce2" table:formula="of:=[.A33]/86400+25569" office:value-type="date" office:date-value="1970-01-01">
            <text:p>1970-01-01 00:00</text:p>
          </table:table-cell>
          <table:table-cell table:number-columns-repeated="6"/>
        </table:table-row>
        <table:table-row table:style-name="ro2">
          <table:table-cell/>
          <table:table-cell table:style-name="ce2" table:formula="of:=[.A34]/86400+25569" office:value-type="date" office:date-value="1970-01-01">
            <text:p>1970-01-01 00:00</text:p>
          </table:table-cell>
          <table:table-cell table:number-columns-repeated="6"/>
        </table:table-row>
        <table:table-row table:style-name="ro2" table:number-rows-repeated="104854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row table:style-name="ro3">
          <table:table-cell table:number-columns-repeated="2"/>
        </table:table-row>
        <table:table-row table:style-name="ro2">
          <table:table-cell table:style-name="ce3"/>
          <table:table-cell table:style-name="ce2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9-03T19:25:34</meta:creation-date>
    <meta:generator>LibreOffice/3.5$Linux_x86 LibreOffice_project/350m1$Build-2</meta:generator>
    <dc:date>2012-09-03T20:30:04</dc:date>
    <dc:creator>Denis Nelubin</dc:creator>
    <meta:editing-duration>PT2M4S</meta:editing-duration>
    <meta:editing-cycles>2</meta:editing-cycles>
    <meta:document-statistic meta:table-count="3" meta:cell-count="171" meta:object-count="0"/>
  </office:meta>
</office:document-meta>
</file>